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solid" svg:stroke-width="0.035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svg:stroke-color="#000000" draw:fill="solid" draw:fill-color="#ffffff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3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3" draw:style-name="gr1" draw:text-style-name="P2" xml:id="id5" draw:id="id5" draw:layer="layout" svg:width="3.772cm" svg:height="1.577cm" svg:x="2.794cm" svg:y="3.302cm">
          <text:p text:style-name="P1"><text:span text:style-name="T1">Prod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amond 9" draw:style-name="gr1" draw:text-style-name="P2" xml:id="id6" draw:id="id6" draw:layer="layout" svg:width="5.696cm" svg:height="2.083cm" svg:x="12.846cm" svg:y="3.048cm">
          <text:p text:style-name="P1"><text:span text:style-name="T1">Ingredient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Rectangle 30" draw:style-name="gr1" draw:text-style-name="P2" xml:id="id1" draw:id="id1" draw:layer="layout" svg:width="3.772cm" svg:height="1.577cm" svg:x="3.048cm" svg:y="16.002cm">
          <text:p text:style-name="P1"><text:span text:style-name="T1">Accou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amond 32" draw:style-name="gr1" draw:text-style-name="P2" xml:id="id8" draw:id="id8" draw:layer="layout" svg:width="6.604cm" svg:height="2.083cm" svg:x="4.572cm" svg:y="8.636cm">
          <text:p text:style-name="P1"><text:span text:style-name="T1">Product</text:span></text:p>
          <text:p text:style-name="P1"><text:span text:style-name="T1">Availability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Diamond 39" draw:style-name="gr1" draw:text-style-name="P2" xml:id="id2" draw:id="id2" draw:layer="layout" svg:width="5.696cm" svg:height="2.083cm" svg:x="12.954cm" svg:y="15.748cm">
          <text:p text:style-name="P1"><text:span text:style-name="T1">Tool</text:span></text:p>
          <text:p text:style-name="P1"><text:span text:style-name="T1">Availability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Rectangle 40" draw:style-name="gr2" draw:text-style-name="P2" xml:id="id3" draw:id="id3" draw:layer="layout" svg:width="3.772cm" svg:height="1.577cm" svg:x="25.692cm" svg:y="16.002cm">
          <text:p text:style-name="P1"><text:span text:style-name="T1">To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amond 47" draw:style-name="gr1" draw:text-style-name="P2" xml:id="id4" draw:id="id4" draw:layer="layout" svg:width="4.826cm" svg:height="1.829cm" svg:x="22.987cm" svg:y="9.347cm">
          <text:p text:style-name="P1"><text:span text:style-name="T1">Tool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onnector draw:style-name="gr3" draw:text-style-name="P3" draw:layer="layout" svg:x1="6.82cm" svg:y1="16.79cm" svg:x2="12.954cm" svg:y2="16.789cm" draw:start-shape="id1" draw:start-glue-point="1" draw:end-shape="id2" svg:d="M6820 16790h3051v-1h3083" svg:viewBox="0 0 6135 2">
          <text:p/>
        </draw:connector>
        <draw:connector draw:style-name="gr3" draw:text-style-name="P3" draw:layer="layout" svg:x1="18.65cm" svg:y1="16.789cm" svg:x2="25.692cm" svg:y2="16.79cm" draw:start-shape="id2" draw:start-glue-point="1" draw:end-shape="id3" draw:end-glue-point="3" svg:d="M18650 16789h3538v1h3504" svg:viewBox="0 0 7043 2">
          <text:p/>
        </draw:connector>
        <draw:connector draw:style-name="gr3" draw:text-style-name="P3" draw:layer="layout" svg:x1="25.4cm" svg:y1="11.176cm" svg:x2="27.578cm" svg:y2="16.002cm" draw:start-shape="id4" draw:start-glue-point="2" draw:end-shape="id3" draw:end-glue-point="0" svg:d="M25400 11176v2413h2178v2413" svg:viewBox="0 0 2179 4827">
          <text:p/>
        </draw:connector>
        <draw:connector draw:style-name="gr3" draw:text-style-name="P3" draw:layer="layout" svg:x1="27.54cm" svg:y1="4.826cm" svg:x2="25.4cm" svg:y2="9.347cm" draw:end-shape="id4" draw:end-glue-point="0" svg:d="M27540 4826v2001h-2140v2520" svg:viewBox="0 0 2141 4522">
          <text:p/>
        </draw:connector>
        <draw:connector draw:style-name="gr3" draw:text-style-name="P3" draw:layer="layout" svg:x1="6.566cm" svg:y1="4.09cm" svg:x2="12.846cm" svg:y2="4.089cm" draw:start-shape="id5" draw:start-glue-point="1" draw:end-shape="id6" draw:end-glue-point="3" svg:d="M6566 4090h3124v-1h3156" svg:viewBox="0 0 6281 2">
          <text:p/>
        </draw:connector>
        <draw:custom-shape draw:name="Rectangle 3" draw:style-name="gr1" draw:text-style-name="P2" xml:id="id7" draw:id="id7" draw:layer="layout" svg:width="3.772cm" svg:height="1.577cm" svg:x="25.946cm" svg:y="4.773cm">
          <text:p text:style-name="P1"><text:span text:style-name="T1">Reci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" draw:text-style-name="P3" draw:layer="layout" svg:x1="18.542cm" svg:y1="4.089cm" svg:x2="27.832cm" svg:y2="4.773cm" draw:start-shape="id6" draw:start-glue-point="1" draw:end-shape="id7" draw:end-glue-point="0" svg:d="M18542 4089h9290v684" svg:viewBox="0 0 9291 685">
          <text:p/>
        </draw:connector>
        <draw:connector draw:style-name="gr3" draw:text-style-name="P3" draw:layer="layout" svg:x1="7.874cm" svg:y1="10.719cm" svg:x2="4.934cm" svg:y2="16.002cm" draw:start-shape="id8" draw:start-glue-point="2" draw:end-shape="id1" draw:end-glue-point="0" svg:d="M7874 10719v2642h-2940v2641" svg:viewBox="0 0 2941 5284">
          <text:p/>
        </draw:connector>
        <draw:connector draw:style-name="gr3" draw:text-style-name="P3" draw:layer="layout" svg:x1="4.68cm" svg:y1="4.879cm" svg:x2="7.874cm" svg:y2="8.636cm" draw:start-shape="id5" draw:start-glue-point="2" draw:end-shape="id8" draw:end-glue-point="0" svg:d="M4680 4879v1878h3194v1879" svg:viewBox="0 0 3195 3758">
          <text:p/>
        </draw:connecto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60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15-01-07">1/7/15</text:date></text:span></text:p>
        </draw:text-box>
      </draw:frame>
      <draw:frame draw:name="Footer Placeholder 4" presentation:style-name="Mpr2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7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Tommy</meta:initial-creator>
    <meta:editing-cycles>10</meta:editing-cycles>
    <meta:creation-date>2014-12-29T11:24:53</meta:creation-date>
    <dc:date>2015-01-07T11:49:31.443342246</dc:date>
    <meta:editing-duration>PT11M35S</meta:editing-duration>
    <meta:generator>LibreOffice/4.2.7.2$Linux_x86 LibreOffice_project/420m0$Build-2</meta:generator>
    <meta:document-statistic meta:object-count="3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